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fo:language="en" fo:country="US" officeooo:rsid="00103f3b" officeooo:paragraph-rsid="0012da0d" style:font-size-asian="8pt" style:font-size-complex="8pt"/>
    </style:style>
    <style:style style:name="P6" style:family="paragraph" style:parent-style-name="Standard">
      <style:text-properties style:font-name="Courier New" fo:font-size="8pt" fo:language="en" fo:country="US" officeooo:rsid="00103f3b" officeooo:paragraph-rsid="00194ba6" style:font-size-asian="8pt" style:font-size-complex="8pt"/>
    </style:style>
    <style:style style:name="P7" style:family="paragraph" style:parent-style-name="Standard">
      <style:text-properties style:font-name="Courier New" fo:font-size="8pt" fo:language="en" fo:country="US" officeooo:rsid="00103f3b" officeooo:paragraph-rsid="002489d9" style:font-size-asian="8pt" style:font-size-complex="8pt"/>
    </style:style>
    <style:style style:name="P8" style:family="paragraph" style:parent-style-name="Standard">
      <style:text-properties style:font-name="Courier New" officeooo:paragraph-rsid="00073dff"/>
    </style:style>
    <style:style style:name="P9" style:family="paragraph" style:parent-style-name="Standard">
      <style:text-properties style:font-name="Courier New" fo:language="en" fo:country="US" officeooo:rsid="00073dff" officeooo:paragraph-rsid="00073dff"/>
    </style:style>
    <style:style style:name="P10" style:family="paragraph" style:parent-style-name="Standard">
      <style:text-properties officeooo:paragraph-rsid="00010eb5"/>
    </style:style>
    <style:style style:name="P11" style:family="paragraph" style:parent-style-name="Standard">
      <style:text-properties officeooo:paragraph-rsid="0003cd16"/>
    </style:style>
    <style:style style:name="P12" style:family="paragraph" style:parent-style-name="Standard">
      <style:text-properties fo:font-size="14pt" fo:font-weight="bold" officeooo:paragraph-rsid="0003cd16" style:font-size-asian="14pt" style:font-weight-asian="bold" style:font-size-complex="14pt" style:font-weight-complex="bold"/>
    </style:style>
    <style:style style:name="P13"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5" style:family="paragraph" style:parent-style-name="Standard">
      <style:text-properties officeooo:paragraph-rsid="00073dff"/>
    </style:style>
    <style:style style:name="P16" style:family="paragraph" style:parent-style-name="Standard">
      <style:text-properties fo:language="en" fo:country="US" officeooo:rsid="00073dff" officeooo:paragraph-rsid="00073dff"/>
    </style:style>
    <style:style style:name="P17" style:family="paragraph" style:parent-style-name="Standard">
      <style:text-properties fo:language="en" fo:country="US" fo:font-weight="bold" officeooo:rsid="00010eb5" officeooo:paragraph-rsid="00010eb5" style:font-weight-asian="bold" style:font-weight-complex="bold"/>
    </style:style>
    <style:style style:name="P18" style:family="paragraph" style:parent-style-name="Standard">
      <style:text-properties fo:language="en" fo:country="US" fo:font-style="italic" officeooo:rsid="0010e56c" officeooo:paragraph-rsid="0010e56c" style:font-style-asian="italic" style:font-style-complex="italic"/>
    </style:style>
    <style:style style:name="P19" style:family="paragraph" style:parent-style-name="Standard">
      <style:text-properties fo:font-weight="bold" officeooo:paragraph-rsid="00010eb5" style:font-weight-asian="bold" style:font-weight-complex="bold"/>
    </style:style>
    <style:style style:name="P20" style:family="paragraph" style:parent-style-name="Standard">
      <style:text-properties fo:font-weight="normal" officeooo:paragraph-rsid="0010e56c" style:font-weight-asian="normal" style:font-weight-complex="normal"/>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3"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4"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26" style:family="paragraph" style:parent-style-name="Standard">
      <style:paragraph-properties fo:margin-left="1.251cm" fo:margin-right="0cm" fo:text-indent="0cm" style:auto-text-indent="false"/>
      <style:text-properties fo:font-weight="bold" style:font-weight-asian="bold" style:font-weight-complex="bold"/>
    </style:style>
    <style:style style:name="P27"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28"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29"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0"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1" style:family="paragraph" style:parent-style-name="Standard">
      <style:paragraph-properties fo:margin-left="1.251cm" fo:margin-right="0cm" fo:text-indent="0cm" style:auto-text-indent="false"/>
      <style:text-properties fo:font-weight="normal" officeooo:paragraph-rsid="00172416" style:font-weight-asian="normal" style:font-weight-complex="normal"/>
    </style:style>
    <style:style style:name="P32"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10e56c" style:font-size-asian="12pt" style:font-weight-asian="bold" style:font-size-complex="12pt" style:font-weight-complex="bold"/>
    </style:style>
    <style:style style:name="P33"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4"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5"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36"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38" style:family="paragraph" style:parent-style-name="Standard">
      <style:paragraph-properties fo:margin-left="1.251cm" fo:margin-right="0cm" fo:text-indent="0cm" style:auto-text-indent="false"/>
      <style:text-properties officeooo:paragraph-rsid="000eb7b0"/>
    </style:style>
    <style:style style:name="P39" style:family="paragraph" style:parent-style-name="Standard">
      <style:paragraph-properties fo:margin-left="1.251cm" fo:margin-right="0cm" fo:text-indent="0cm" style:auto-text-indent="false"/>
      <style:text-properties fo:language="en" fo:country="US" fo:font-weight="normal" officeooo:rsid="0010e56c" officeooo:paragraph-rsid="00172416" style:font-weight-asian="normal" style:font-weight-complex="normal"/>
    </style:style>
    <style:style style:name="P40"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41" style:family="paragraph" style:parent-style-name="Standard">
      <style:paragraph-properties fo:margin-left="2.501cm" fo:margin-right="0cm" fo:text-indent="0cm" style:auto-text-indent="false"/>
    </style:style>
    <style:style style:name="P42" style:family="paragraph" style:parent-style-name="Standard">
      <style:paragraph-properties fo:margin-left="2.501cm" fo:margin-right="0cm" fo:text-indent="0cm" style:auto-text-indent="false"/>
      <style:text-properties officeooo:paragraph-rsid="00010eb5"/>
    </style:style>
    <style:style style:name="P43" style:family="paragraph" style:parent-style-name="Standard">
      <style:paragraph-properties fo:margin-left="2.501cm" fo:margin-right="0cm" fo:text-indent="0cm" style:auto-text-indent="false"/>
      <style:text-properties officeooo:paragraph-rsid="0003cd16"/>
    </style:style>
    <style:style style:name="P44"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45" style:family="paragraph" style:parent-style-name="Standard">
      <style:paragraph-properties fo:margin-left="2.501cm" fo:margin-right="0cm" fo:text-indent="0cm" style:auto-text-indent="false"/>
      <style:text-properties fo:font-weight="normal" officeooo:paragraph-rsid="00172416" style:font-weight-asian="normal" style:font-weight-complex="normal"/>
    </style:style>
    <style:style style:name="P46" style:family="paragraph" style:parent-style-name="Standard">
      <style:paragraph-properties fo:margin-left="2.501cm" fo:margin-right="0cm" fo:text-indent="0cm" style:auto-text-indent="false"/>
      <style:text-properties officeooo:paragraph-rsid="0010e56c"/>
    </style:style>
    <style:style style:name="P47" style:family="paragraph" style:parent-style-name="Standard">
      <style:paragraph-properties fo:margin-left="2.501cm" fo:margin-right="0cm" fo:text-indent="0cm" style:auto-text-indent="false"/>
      <style:text-properties fo:font-style="italic" style:font-style-asian="italic" style:font-style-complex="italic"/>
    </style:style>
    <style:style style:name="P48" style:family="paragraph" style:parent-style-name="Standard">
      <style:paragraph-properties fo:margin-left="2.501cm" fo:margin-right="0cm" fo:text-indent="0cm" style:auto-text-indent="false"/>
      <style:text-properties officeooo:paragraph-rsid="0011d652"/>
    </style:style>
    <style:style style:name="P49"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50"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51"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52"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2.501cm" fo:margin-right="0cm" fo:text-indent="0cm" style:auto-text-indent="false"/>
      <style:text-properties officeooo:paragraph-rsid="00168814"/>
    </style:style>
    <style:style style:name="P56" style:family="paragraph" style:parent-style-name="Standard">
      <style:paragraph-properties fo:margin-left="2.501cm" fo:margin-right="0cm" fo:text-indent="0cm" style:auto-text-indent="false"/>
      <style:text-properties fo:font-weight="bold" style:font-weight-asian="bold" style:font-weight-complex="bold"/>
    </style:style>
    <style:style style:name="P57"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58"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59"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60" style:family="paragraph" style:parent-style-name="Standard">
      <style:paragraph-properties fo:margin-left="2.50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61"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style:text-properties fo:font-weight="bold" style:font-weight-asian="bold" style:font-weight-complex="bold"/>
    </style:style>
    <style:style style:name="P64"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25583" officeooo:paragraph-rsid="00225583"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text-indent="0cm" style:auto-text-indent="false"/>
      <style:text-properties style:font-name="Liberation Serif" fo:font-size="12pt" fo:language="en" fo:country="US" fo:font-style="normal" fo:font-weight="normal" officeooo:rsid="0011d652" officeooo:paragraph-rsid="002561d5" style:font-size-asian="12pt" style:font-style-asian="normal" style:font-weight-asian="normal" style:font-size-complex="12pt" style:font-style-complex="normal" style:font-weight-complex="normal"/>
    </style:style>
    <style:style style:name="P66" style:family="paragraph" style:parent-style-name="Standard">
      <style:text-properties style:font-name="Courier New" fo:font-size="8pt" officeooo:paragraph-rsid="0026cdb1" style:font-size-asian="8pt" style:font-size-complex="8pt"/>
    </style:style>
    <style:style style:name="T1" style:family="text">
      <style:text-properties style:font-name="Courier New" fo:font-size="10pt" style:font-size-asian="10pt" style:font-size-complex="10pt"/>
    </style:style>
    <style:style style:name="T2" style:family="text">
      <style:text-properties style:font-name="Courier New" fo:font-size="10pt" fo:font-style="italic" style:font-size-asian="10pt" style:font-style-asian="italic" style:font-size-complex="10pt" style:font-style-complex="italic"/>
    </style:style>
    <style:style style:name="T3" style:family="text">
      <style:text-properties fo:language="en" fo:country="US" officeooo:rsid="00010eb5"/>
    </style:style>
    <style:style style:name="T4" style:family="text">
      <style:text-properties fo:language="en" fo:country="US" fo:font-style="italic" style:text-underline-style="solid" style:text-underline-width="auto" style:text-underline-color="font-color" officeooo:rsid="00010eb5" style:font-style-asian="italic" style:font-style-complex="italic"/>
    </style:style>
    <style:style style:name="T5" style:family="text">
      <style:text-properties fo:language="en" fo:country="US" fo:font-style="italic" officeooo:rsid="0010e56c" style:font-style-asian="italic" style:font-style-complex="italic"/>
    </style:style>
    <style:style style:name="T6" style:family="text">
      <style:text-properties fo:language="en" fo:country="US" fo:font-weight="bold" officeooo:rsid="0003cd16" style:font-weight-asian="bold" style:font-weight-complex="bold"/>
    </style:style>
    <style:style style:name="T7" style:family="text">
      <style:text-properties fo:language="en" fo:country="US" fo:font-weight="bold" officeooo:rsid="000d205a" style:font-weight-asian="bold" style:font-weight-complex="bold"/>
    </style:style>
    <style:style style:name="T8" style:family="text">
      <style:text-properties fo:language="en" fo:country="US" fo:font-weight="bold" officeooo:rsid="00172416" style:font-weight-asian="bold" style:font-weight-complex="bold"/>
    </style:style>
    <style:style style:name="T9" style:family="text">
      <style:text-properties fo:language="en" fo:country="US" officeooo:rsid="0003cd16"/>
    </style:style>
    <style:style style:name="T10" style:family="text">
      <style:text-properties fo:language="en" fo:country="US" officeooo:rsid="00073dff"/>
    </style:style>
    <style:style style:name="T11" style:family="text">
      <style:text-properties fo:language="en" fo:country="US" officeooo:rsid="000d0450"/>
    </style:style>
    <style:style style:name="T12" style:family="text">
      <style:text-properties fo:language="en" fo:country="US" officeooo:rsid="000d205a"/>
    </style:style>
    <style:style style:name="T13" style:family="text">
      <style:text-properties fo:language="en" fo:country="US" officeooo:rsid="0010e56c"/>
    </style:style>
    <style:style style:name="T14" style:family="text">
      <style:text-properties fo:language="en" fo:country="US" fo:font-style="normal" officeooo:rsid="0010e56c" style:font-style-asian="normal" style:font-style-complex="normal"/>
    </style:style>
    <style:style style:name="T15" style:family="text">
      <style:text-properties fo:language="en" fo:country="US" fo:font-style="normal" officeooo:rsid="0011d652" style:font-style-asian="normal" style:font-style-complex="normal"/>
    </style:style>
    <style:style style:name="T16" style:family="text">
      <style:text-properties fo:language="en" fo:country="US" officeooo:rsid="0011d652"/>
    </style:style>
    <style:style style:name="T17" style:family="text">
      <style:text-properties fo:language="en" fo:country="US" officeooo:rsid="00168814"/>
    </style:style>
    <style:style style:name="T18" style:family="text">
      <style:text-properties fo:language="en" fo:country="US" officeooo:rsid="00200d5c"/>
    </style:style>
    <style:style style:name="T19" style:family="text">
      <style:text-properties fo:language="en" fo:country="US" officeooo:rsid="00217994"/>
    </style:style>
    <style:style style:name="T20" style:family="text">
      <style:text-properties fo:language="en" fo:country="US" officeooo:rsid="00225583"/>
    </style:style>
    <style:style style:name="T21" style:family="text">
      <style:text-properties fo:language="en" fo:country="US" officeooo:rsid="00242d13"/>
    </style:style>
    <style:style style:name="T22" style:family="text">
      <style:text-properties fo:language="en" fo:country="US" officeooo:rsid="00103f3b"/>
    </style:style>
    <style:style style:name="T23" style:family="text">
      <style:text-properties fo:font-style="italic" style:font-style-asian="italic" style:font-style-complex="italic"/>
    </style:style>
    <style:style style:name="T24" style:family="text">
      <style:text-properties fo:font-style="italic" officeooo:rsid="0010e56c" style:font-style-asian="italic" style:font-style-complex="italic"/>
    </style:style>
    <style:style style:name="T25" style:family="text">
      <style:text-properties fo:font-style="italic" officeooo:rsid="0011d652" style:font-style-asian="italic" style:font-style-complex="italic"/>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officeooo:rsid="0010e56c"/>
    </style:style>
    <style:style style:name="T30" style:family="text">
      <style:text-properties fo:font-style="normal" officeooo:rsid="0011d652" style:font-style-asian="normal" style:font-style-complex="normal"/>
    </style:style>
    <style:style style:name="T31" style:family="text">
      <style:text-properties fo:font-style="normal" officeooo:rsid="00225583" style:font-style-asian="normal" style:font-style-complex="normal"/>
    </style:style>
    <style:style style:name="T32" style:family="text">
      <style:text-properties fo:font-style="normal" officeooo:rsid="0024cb9b" style:font-style-asian="normal" style:font-style-complex="normal"/>
    </style:style>
    <style:style style:name="T33" style:family="text">
      <style:text-properties fo:font-style="normal" officeooo:rsid="00200d5c" style:font-style-asian="normal" style:font-style-complex="normal"/>
    </style:style>
    <style:style style:name="T34" style:family="text">
      <style:text-properties officeooo:rsid="0014cee3"/>
    </style:style>
    <style:style style:name="T35" style:family="text">
      <style:text-properties officeooo:rsid="00168814"/>
    </style:style>
    <style:style style:name="T36"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37"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38"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39" style:family="text">
      <style:text-properties officeooo:rsid="0022121a"/>
    </style:style>
    <style:style style:name="T40" style:family="text">
      <style:text-properties officeooo:rsid="00217994"/>
    </style:style>
    <style:style style:name="T41" style:family="text">
      <style:text-properties fo:font-size="10pt" officeooo:rsid="002561d5" style:font-size-asian="10pt" style:font-size-complex="10pt"/>
    </style:style>
    <style:style style:name="T42" style:family="text">
      <style:text-properties fo:font-size="10pt" fo:font-style="italic" officeooo:rsid="00200d5c" style:font-size-asian="10pt" style:font-style-asian="italic" style:font-size-complex="10pt" style:font-style-complex="italic"/>
    </style:style>
    <style:style style:name="T43" style:family="text">
      <style:text-properties fo:font-size="10pt" fo:font-style="normal" officeooo:rsid="00200d5c" style:font-size-asian="10pt" style:font-style-asian="normal" style:font-size-complex="10pt" style:font-style-complex="normal"/>
    </style:style>
    <style:style style:name="T44" style:family="text">
      <style:text-properties fo:font-size="10pt" fo:font-style="normal" officeooo:rsid="002561d5" style:font-size-asian="10pt" style:font-style-asian="normal" style:font-size-complex="10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mplate data</text:p>
      <text:p text:style-name="P10">CSV file with delimiter as per config parameter "<text:span text:style-name="T23">CSVdelimiter</text:span>":</text:p>
      <text:p text:style-name="P62"/>
      <text:p text:style-name="P26">1st string: <text:span text:style-name="T28">label definition and size (always 1st)</text:span></text:p>
      <text:p text:style-name="P26">2nd string: <text:span text:style-name="T28">1st object definition and parameters</text:span></text:p>
      <text:p text:style-name="P26">3rd string: <text:span text:style-name="T28">2nd object definition and parameters</text:span></text:p>
      <text:p text:style-name="P21">...</text:p>
      <text:p text:style-name="P62"/>
      <text:p text:style-name="Standard">====template file <text:span text:style-name="T3">structure</text:span>====</text:p>
      <text:p text:style-name="P4"><text:s text:c="4"/>label; <text:span text:style-name="T19">[</text:span><text:span text:style-name="T18">backgroundColor</text:span><text:span text:style-name="T19">]</text:span><text:span text:style-name="T18">; </text:span><text:span text:style-name="T19">[</text:span><text:span text:style-name="T18">objectColor</text:span><text:span text:style-name="T19">]</text:span><text:span text:style-name="T18">; </text:span>width; height;</text:p>
      <text:p text:style-name="P4"/>
      <text:p text:style-name="P66"><text:s text:c="5"/>text; <text:span text:style-name="T19">[</text:span><text:span text:style-name="T18">objectColor</text:span><text:span text:style-name="T19">]</text:span><text:span text:style-name="T18">; </text:span>posX; posY; [rotate]; <text:span text:style-name="T17">[</text:span>default_text<text:span text:style-name="T17">]</text:span>; fontName; fontSize; [fontStyle];</text:p>
      <text:p text:style-name="P4"/>
      <text:p text:style-name="P4"><text:s text:c="2"/>picture; <text:span text:style-name="T19">[</text:span><text:span text:style-name="T18">objectColor</text:span><text:span text:style-name="T19">]</text:span><text:span text:style-name="T18">; </text:span>posX; posY; [rotate]; <text:span text:style-name="T17">[</text:span>default_file<text:span text:style-name="T17">]</text:span>; [width]; <text:s/>[height]; [transparent];</text:p>
      <text:p text:style-name="P2"/>
      <text:p text:style-name="P4"><text:s text:c="2"/>barcode; <text:span text:style-name="T19">[</text:span><text:span text:style-name="T18">backgroundColor</text:span><text:span text:style-name="T19">]</text:span><text:span text:style-name="T18">; </text:span><text:span text:style-name="T19">[</text:span><text:span text:style-name="T18">objectColor</text:span><text:span text:style-name="T19">]</text:span><text:span text:style-name="T18">; </text:span>posX; posY; [rotate]; <text:span text:style-name="T17">[</text:span>default_data<text:span text:style-name="T17">]</text:span>; width; <text:s text:c="3"/>height; <text:s text:c="2"/>bcFormat; [transparent]; [additional_features]</text:p>
      <text:p text:style-name="P4"/>
      <text:p text:style-name="P7"><text:s text:c="5"/>line; <text:span text:style-name="T40">[objectColor]; </text:span>posX; posY; <text:s text:c="8"/>; <text:span text:style-name="T35">[</text:span>lineWidth<text:span text:style-name="T35">]</text:span>; <text:s text:c="3"/><text:span text:style-name="T34">endX</text:span>; <text:s text:c="4"/><text:span text:style-name="T34">endY</text:span>;</text:p>
      <text:p text:style-name="P5"/>
      <text:p text:style-name="P7"><text:s text:c="5"/>line; <text:span text:style-name="T40">[objectColor]; </text:span>posX; posY; [rotate]; <text:span text:style-name="T35">[</text:span>lineWidth<text:span text:style-name="T35">]</text:span>; <text:s text:c="3"/><text:span text:style-name="T39">lineLength</text:span>;</text:p>
      <text:p text:style-name="P6"/>
      <text:p text:style-name="P7">rectangle; <text:span text:style-name="T40">[objectColor]; </text:span>posX; posY; [rotate]; <text:span text:style-name="T35">[</text:span>lineWidth<text:span text:style-name="T35">]</text:span>; <text:s text:c="3"/>width; <text:s text:c="3"/>height; <text:s text:c="2"/><text:span text:style-name="T35">[</text:span>fill<text:span text:style-name="T35">]</text:span>;</text:p>
      <text:p text:style-name="P5"/>
      <text:p text:style-name="P7"><text:s text:c="2"/>ellipse; <text:span text:style-name="T40">[objectColor]; </text:span>posX; posY; [rotate]; <text:span text:style-name="T35">[</text:span>lineWidth<text:span text:style-name="T35">]</text:span>; <text:s text:c="3"/>width; <text:s text:c="3"/>height; <text:s text:c="2"/><text:span text:style-name="T35">[</text:span>fill<text:span text:style-name="T35">]</text:span>;</text:p>
      <text:p text:style-name="P5"/>
      <text:p text:style-name="Standard">====end====</text:p>
      <text:p text:style-name="Standard"/>
      <text:p text:style-name="P17">Objects name allowed:</text:p>
      <text:p text:style-name="P40"><text:span text:style-name="T2">label</text:span><text:span text:style-name="T1"> – defines label size in [pix]</text:span></text:p>
      <text:p text:style-name="P61"><text:span text:style-name="T41">will be filled with </text:span><text:span text:style-name="T42">backgroundColor</text:span><text:span text:style-name="T43"> </text:span><text:span text:style-name="T44">and </text:span><text:span text:style-name="T33">objectColor</text:span><text:span text:style-name="T44"> will be used as default for all objects with no </text:span><text:span text:style-name="T33">objectColor</text:span><text:span text:style-name="T44"> defined.</text:span></text:p>
      <text:p text:style-name="P23"><text:span text:style-name="T23">text</text:span> – <text:span text:style-name="T29">draw</text:span> text string <text:span text:style-name="T29">(CR/LF not allowed)</text:span></text:p>
      <text:p text:style-name="P57"/>
      <text:p text:style-name="P23"><text:span text:style-name="T23">picture</text:span> – <text:span text:style-name="T29">draw</text:span> picture</text:p>
      <text:p text:style-name="P57"/>
      <text:p text:style-name="P24"><text:span text:style-name="T23">barcode</text:span> – <text:span text:style-name="T29">draw</text:span> 1D or 2D barcode</text:p>
      <text:p text:style-name="P58"/>
      <text:p text:style-name="P25">line – draw line</text:p>
      <text:p text:style-name="P59"/>
      <text:p text:style-name="P22">rectangle - <text:s/><text:span text:style-name="T29">draw </text:span>rectangle</text:p>
      <text:p text:style-name="P60"/>
      <text:p text:style-name="P22">ellip<text:span text:style-name="T29">s</text:span>e - <text:s/><text:span text:style-name="T29">draw </text:span>ellip<text:span text:style-name="T29">s</text:span>e</text:p>
      <text:p text:style-name="P22"/>
      <text:p text:style-name="P62"/>
      <text:p text:style-name="P19">Parameters:</text:p>
      <text:p text:style-name="P18">All measurement are in pixels!</text:p>
      <text:p text:style-name="P20">[] - <text:span text:style-name="T3">optional. C</text:span>an be <text:span text:style-name="T19">empty </text:span>set <text:span text:style-name="T19">to</text:span> "0" to use default value object content data will be taken from template "<text:span text:style-name="T23">default_</text:span>" field if label file has empty field for it.</text:p>
      <text:p text:style-name="P20"/>
      <text:p text:style-name="P37"><text:span text:style-name="T20">b</text:span><text:span text:style-name="T18">ackgroundColor:</text:span></text:p>
      <text:p text:style-name="P54">string</text:p>
      <text:p text:style-name="P54">Beige, Black, Blue, Brown, Cyan, Gold, Gray, Green, Magenta, Orange, Pink, Purple, Red, Silver, Violet, White, Yellow, ...</text:p>
      <text:p text:style-name="P36"/>
      <text:p text:style-name="P33">objectColor:</text:p>
      <text:p text:style-name="P52">string</text:p>
      <text:p text:style-name="P53">Beige, Black, Blue, Brown, Cyan, Gold, Gray, Green, Magenta, Orange, Pink, Purple, Red, Silver, Violet, White, Yellow, ...</text:p>
      <text:p text:style-name="P36"/>
      <text:p text:style-name="P27">posX, posY:</text:p>
      <text:p text:style-name="P44"><text:soft-page-break/><text:span text:style-name="T5">int </text:span><text:span text:style-name="T14">[</text:span>0, <text:span text:style-name="T12">label </text:span>width or height<text:span text:style-name="T13">]</text:span></text:p>
      <text:p text:style-name="P29"/>
      <text:p text:style-name="P30"><text:span text:style-name="T7">w</text:span><text:span text:style-name="T27">idth, height:</text:span></text:p>
      <text:p text:style-name="P55"><text:span text:style-name="T36">int </text:span><text:span text:style-name="T37">[0, </text:span><text:span text:style-name="T38">diagonal size of the label</text:span><text:span text:style-name="T37">]</text:span></text:p>
      <text:p text:style-name="P38"/>
      <text:p text:style-name="P31"><text:span text:style-name="T8">end</text:span><text:span text:style-name="T27">X, </text:span><text:span text:style-name="T8">end</text:span><text:span text:style-name="T27">Y:</text:span></text:p>
      <text:p text:style-name="P45"><text:span text:style-name="T5">int </text:span><text:span text:style-name="T14">[</text:span>0, <text:span text:style-name="T12">label </text:span>width or height<text:span text:style-name="T13">]</text:span></text:p>
      <text:p text:style-name="P39"/>
      <text:p text:style-name="P34">fill:</text:p>
      <text:p text:style-name="P49"><text:span text:style-name="T24">int </text:span><text:span text:style-name="T30">[0, </text:span><text:span text:style-name="T32">1</text:span><text:span text:style-name="T30">]</text:span></text:p>
      <text:p text:style-name="P48">0 = no <text:span text:style-name="T16">fill</text:span></text:p>
      <text:p text:style-name="P50"><text:span text:style-name="T30">1 = fill with </text:span><text:span text:style-name="T32">object</text:span><text:span text:style-name="T31">Color (default = White)</text:span></text:p>
      <text:p text:style-name="P64"/>
      <text:p text:style-name="P32"/>
      <text:p text:style-name="P34">lineWidth:</text:p>
      <text:p text:style-name="P49"><text:span text:style-name="T25">float</text:span><text:span text:style-name="T24"> </text:span><text:span text:style-name="T30">[0, ...]</text:span></text:p>
      <text:p text:style-name="P21"/>
      <text:p text:style-name="P35">lineLength:</text:p>
      <text:p text:style-name="P51"><text:span text:style-name="T25">float</text:span><text:span text:style-name="T24"> </text:span><text:span text:style-name="T30">[0, …]</text:span></text:p>
      <text:p text:style-name="P65"/>
      <text:p text:style-name="P21"><text:span text:style-name="T6">[</text:span><text:span text:style-name="T27">fontStyle</text:span><text:span text:style-name="T6">]</text:span><text:span text:style-name="T27">:</text:span></text:p>
      <text:p text:style-name="P48"><text:span text:style-name="T5">int </text:span><text:span text:style-name="T15">[0, 1]</text:span></text:p>
      <text:p text:style-name="P41">0 = regular</text:p>
      <text:p text:style-name="P41">1 = bold</text:p>
      <text:p text:style-name="P41">2 = italic</text:p>
      <text:p text:style-name="P41">4 = underline</text:p>
      <text:p text:style-name="P41">8 = strikeou<text:span text:style-name="T3">t</text:span></text:p>
      <text:p text:style-name="Standard"/>
      <text:p text:style-name="P21"><text:span text:style-name="T6">[</text:span><text:span text:style-name="T27">transparent</text:span><text:span text:style-name="T6">]</text:span><text:span text:style-name="T27">:</text:span></text:p>
      <text:p text:style-name="P48"><text:span text:style-name="T5">int </text:span><text:span text:style-name="T15">[0, 1]</text:span></text:p>
      <text:p text:style-name="P41">0 = no conversion</text:p>
      <text:p text:style-name="P41">1 = convert <text:span text:style-name="T21">backgroundColor</text:span> to transparent</text:p>
      <text:p text:style-name="P63"/>
      <text:p text:style-name="P21"><text:span text:style-name="T6">[</text:span><text:span text:style-name="T27">bcFormat</text:span><text:span text:style-name="T6">]</text:span><text:span text:style-name="T27">:</text:span></text:p>
      <text:p text:style-name="P48"><text:span text:style-name="T5">int </text:span><text:span text:style-name="T15">[1, 524288]</text:span></text:p>
      <text:p text:style-name="P42">2 = CODABAR <text:span text:style-name="T3">[1D]</text:span></text:p>
      <text:p text:style-name="P42">4 = CODE39 <text:span text:style-name="T3">[1D]</text:span></text:p>
      <text:p text:style-name="P42">8 = CODE93 <text:span text:style-name="T3">[1D]</text:span></text:p>
      <text:p text:style-name="P42">16 = CODE128 <text:span text:style-name="T3">[1D]</text:span></text:p>
      <text:p text:style-name="P42">64 = EAN8 <text:span text:style-name="T3">[1D]</text:span></text:p>
      <text:p text:style-name="P42">128 = EAN13 <text:span text:style-name="T3">[1D]</text:span></text:p>
      <text:p text:style-name="P42">256 = ITF <text:span text:style-name="T3">[1D]</text:span></text:p>
      <text:p text:style-name="P42">4096 = RSS_14 <text:span text:style-name="T3">[1D]</text:span></text:p>
      <text:p text:style-name="P42">8192 = RSS_EXPANDED <text:span text:style-name="T3">[1D]</text:span></text:p>
      <text:p text:style-name="P42">16384 = UPC_A <text:span text:style-name="T3">[1D]</text:span></text:p>
      <text:p text:style-name="P42">32768 = UPC_E <text:span text:style-name="T3">[1D]</text:span></text:p>
      <text:p text:style-name="P42">65535 = UPC_EAN_EXTENSION <text:span text:style-name="T3">[1D]</text:span></text:p>
      <text:p text:style-name="P42">131072 = MSI <text:span text:style-name="T3">[1D]</text:span></text:p>
      <text:p text:style-name="P42">262144 = PLESSEY <text:span text:style-name="T3">[1D]</text:span></text:p>
      <text:p text:style-name="P42"><text:s/>= IMB <text:span text:style-name="T3">[1D]</text:span></text:p>
      <text:p text:style-name="P42">1 = AZTEC <text:span text:style-name="T3">[2D]</text:span></text:p>
      <text:p text:style-name="P42">32 = DATAMATRIX <text:span text:style-name="T3">[2D]</text:span></text:p>
      <text:p text:style-name="P42"><text:soft-page-break/>512 = MAXICODE <text:span text:style-name="T3">[2D]</text:span></text:p>
      <text:p text:style-name="P42">1024 = PDF417 <text:span text:style-name="T3">[2D]</text:span></text:p>
      <text:p text:style-name="P42">2048 = QRCODE <text:span text:style-name="T3">[2D]</text:span></text:p>
      <text:p text:style-name="Standard"/>
      <text:p text:style-name="P26"><text:span text:style-name="T9">[</text:span>additional_features<text:span text:style-name="T9">]</text:span>:</text:p>
      <text:p text:style-name="P28">!!! Only for specific needs defined by specialists !!!</text:p>
      <text:p text:style-name="P56">AZTEC_LAYERS</text:p>
      <text:p text:style-name="P41"><text:span text:style-name="T5">int </text:span>[-4, 32]</text:p>
      <text:p text:style-name="P41">Specifies the required number of layers for an Aztec code. A negative number (-1, -2, -3, -4) specifies a compact Aztec code. 0 indicates to use the minimum number of layers (the default). A positive number (1, 2, .. 32) specifies a normal (non-compact) Aztec code.</text:p>
      <text:p text:style-name="P41"/>
      <text:p text:style-name="P56">ERROR_CORRECTION</text:p>
      <text:p text:style-name="P41"><text:span text:style-name="T5">int </text:span>[0, 8] ??</text:p>
      <text:p text:style-name="P41">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43">Note: an Aztec symbol should have a minimum of 25% EC words.</text:p>
      <text:p text:style-name="P43"/>
      <text:p text:style-name="P56">MARGIN</text:p>
      <text:p text:style-name="P47">int</text:p>
      <text:p text:style-name="P41">Specifies margin, in pixels, to use when generating the barcode. The meaning can vary by format; for example it controls margin before and after the barcode horizontally for most 1D formats.</text:p>
      <text:p text:style-name="P41"/>
      <text:p text:style-name="P56">PDF417_ASPECT_RATIO</text:p>
      <text:p text:style-name="P41"><text:span text:style-name="T5">int </text:span>[1, 4]</text:p>
      <text:p text:style-name="P41">Aspect ratio to use. Default = 4.</text:p>
      <text:p text:style-name="P41"/>
      <text:p text:style-name="P56">QR_VERSION</text:p>
      <text:p text:style-name="P41"><text:span text:style-name="T5">int </text:span>[1, 40] ??</text:p>
      <text:p text:style-name="P41">Specifies the exact version of QR code to be encoded.</text:p>
      <text:p text:style-name="P62"/>
      <text:p text:style-name="P21"><text:span text:style-name="T26">!!! following </text:span><text:span text:style-name="T4">are</text:span><text:span text:style-name="T26"> not implemented yet !!!</text:span></text:p>
      <text:p text:style-name="P62"/>
      <text:p text:style-name="P56">CHARACTER_SET</text:p>
      <text:p text:style-name="P47">string</text:p>
      <text:p text:style-name="P41">Specifies what character encoding to use where applicable.</text:p>
      <text:p text:style-name="P41"/>
      <text:p text:style-name="P56">PDF417_COMPACTION</text:p>
      <text:p text:style-name="P47">string</text:p>
      <text:p text:style-name="P41">Specifies what compaction mode to use for PDF417.</text:p>
      <text:p text:style-name="P41"/>
      <text:p text:style-name="P56">CODE128_FORCE_CODESET_B</text:p>
      <text:p text:style-name="P41"><text:span text:style-name="T5">string </text:span>[true, false]</text:p>
      <text:p text:style-name="P41">If true, don't switch to codeset C for numbers.</text:p>
      <text:p text:style-name="P41"/>
      <text:p text:style-name="P56">DISABLE_ECI</text:p>
      <text:p text:style-name="P46"><text:span text:style-name="T5">string </text:span>[true, false]</text:p>
      <text:p text:style-name="P41">Don't append ECI segment.</text:p>
      <text:p text:style-name="P41"><text:soft-page-break/></text:p>
      <text:p text:style-name="P56">GS1_FORMAT</text:p>
      <text:p text:style-name="P46"><text:span text:style-name="T5">string </text:span>[true, false]</text:p>
      <text:p text:style-name="P41">Specifies whether the data should be encoded to the GS1 standard.</text:p>
      <text:p text:style-name="P41"/>
      <text:p text:style-name="P56">PDF417_COMPACT</text:p>
      <text:p text:style-name="P46"><text:span text:style-name="T5">string </text:span>[true, false]</text:p>
      <text:p text:style-name="P41">Specifies whether to use compact mode for PDF417.</text:p>
      <text:p text:style-name="P41"/>
      <text:p text:style-name="P56">DATA_MATRIX_SHAPE</text:p>
      <text:p text:style-name="P41">[?]</text:p>
      <text:p text:style-name="P41">Specifies the matrix shape for Data Matrix (type SymbolShapeHint).</text:p>
      <text:p text:style-name="P41"/>
      <text:p text:style-name="P56">PDF417_DIMENSIONS</text:p>
      <text:p text:style-name="P41">[?]</text:p>
      <text:p text:style-name="P41">Specifies the minimum and maximum number of rows and columns for PDF417 (type Dimensions).</text:p>
      <text:p text:style-name="P41"/>
      <text:p text:style-name="P56">DATA_MATRIX_DEFAULT_ENCODATION</text:p>
      <text:p text:style-name="P41">[?]</text:p>
      <text:p text:style-name="P41">Encodation for DataMatrix. Default = ASCII.</text:p>
      <text:p text:style-name="Standard"/>
      <text:p text:style-name="P12">Label data</text:p>
      <text:p text:style-name="P11">CSV file with delimiter as per config parameter "CSVdelimiter":</text:p>
      <text:p text:style-name="Standard"/>
      <text:p text:style-name="P21"><text:span text:style-name="T27">1st string</text:span>: Column headers <text:span text:style-name="T11">(if appropriate checkbox selected in the software)</text:span></text:p>
      <text:p text:style-name="P21"><text:span text:style-name="T27">2nd string</text:span>: 1st label data</text:p>
      <text:p text:style-name="P21"><text:span text:style-name="T27">3rd string</text:span>: 2nd label data</text:p>
      <text:p text:style-name="P62"/>
      <text:p text:style-name="P15">====<text:span text:style-name="T10">l</text:span>abel data file <text:span text:style-name="T10">structure====</text:span></text:p>
      <text:p text:style-name="P3"><text:span text:style-name="T10">column1_name</text:span>; <text:span text:style-name="T10">column2_name</text:span>; <text:span text:style-name="T10">column3_name</text:span>;</text:p>
      <text:p text:style-name="P3"><text:span text:style-name="T10">label1_object1</text:span>; <text:span text:style-name="T10">label1_object2</text:span>; <text:span text:style-name="T10">label1_object3</text:span>;</text:p>
      <text:p text:style-name="P3"><text:span text:style-name="T10">label2_object1</text:span>; <text:span text:style-name="T10">label2_object2</text:span>; <text:span text:style-name="T10">label2_object3</text:span>;</text:p>
      <text:p text:style-name="Standard">====<text:span text:style-name="T10">end====</text:span></text:p>
      <text:p text:style-name="Standard"/>
      <text:p text:style-name="P13">Examples</text:p>
      <text:p text:style-name="P15">====template file <text:span text:style-name="T10">example</text:span>====</text:p>
      <text:p text:style-name="P1"><text:s text:c="2"/>label; 400; 400;</text:p>
      <text:p text:style-name="P1"><text:s text:c="3"/>text; 10; <text:s/>10; <text:s/>0; <text:s text:c="2"/>string1; <text:s text:c="8"/>Arial; <text:s text:c="6"/>10; <text:s/>0;</text:p>
      <text:p text:style-name="P1">picture; 10; <text:s/>100; 0; <text:s text:c="2"/>custom_min1.png; 0; <text:s text:c="10"/>0; <text:s text:c="2"/>1;</text:p>
      <text:p text:style-name="P1">barcode; 10; <text:s/>180; 0; <text:s text:c="2"/>123456789; <text:s text:c="6"/>200; <text:s text:c="8"/>40; <text:s/>16;</text:p>
      <text:p text:style-name="P1">picture; 390; 10; <text:s/>90; <text:s/>custom_min1.png; 0; <text:s text:c="10"/>0; <text:s text:c="2"/>1;</text:p>
      <text:p text:style-name="P1">barcode; 290; 200; 90; <text:s/>987654321; <text:s text:c="6"/>200; <text:s text:c="8"/>200; 2048;</text:p>
      <text:p text:style-name="P1"><text:s text:c="3"/>text; 20; <text:s/>390; -90; string2; <text:s text:c="8"/>Courier New; 20; <text:s/>4;</text:p>
      <text:p text:style-name="P15">====<text:span text:style-name="T10">end====</text:span></text:p>
      <text:p text:style-name="P16"/>
      <text:p text:style-name="P15">====<text:span text:style-name="T10">l</text:span>abel data file <text:span text:style-name="T10">example====</text:span></text:p>
      <text:p text:style-name="P9">String1; <text:s/>Picture1; <text:s text:c="7"/>Barcode1; <text:s text:c="2"/>Picture2; <text:s text:c="7"/>Barcode2; <text:s text:c="2"/>String2;</text:p>
      <text:p text:style-name="P8">string11; custom_min1.png; 1123456789; custom.png; <text:s text:c="5"/>9876543211; string12;</text:p>
      <text:p text:style-name="P8">string21; ladon.png; <text:s text:c="6"/>2123456789; logo.png; <text:s text:c="7"/>9876543212; string22;</text:p>
      <text:p text:style-name="P8"><text:soft-page-break/>string31; custom_min1.png; 3123456789; custom_min1.png; 9876543213; string32;</text:p>
      <text:p text:style-name="P8">string41; custom_min1.png; 4123456789; custom_min1.png; 9876543214; string42;</text:p>
      <text:p text:style-name="P16">====en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01T20:56:39.695000000</dc:date>
    <meta:editing-duration>PT4H21M25S</meta:editing-duration>
    <meta:editing-cycles>25</meta:editing-cycles>
    <meta:generator>LibreOffice/5.4.4.2$Windows_X86_64 LibreOffice_project/2524958677847fb3bb44820e40380acbe820f960</meta:generator>
    <meta:document-statistic meta:table-count="0" meta:image-count="0" meta:object-count="0" meta:page-count="5" meta:paragraph-count="154" meta:word-count="841" meta:character-count="5754" meta:non-whitespace-character-count="4858"/>
  </office:meta>
</office:document-meta>
</file>